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909in"/>
    </style:style>
    <style:style style:name="co7" style:family="table-column">
      <style:table-column-properties fo:break-before="auto" style:column-width="1.2535in"/>
    </style:style>
    <style:style style:name="co8" style:family="table-column">
      <style:table-column-properties fo:break-before="auto" style:column-width="1.43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RID_WIDTH</text:p>
          </table:table-cell>
          <table:table-cell office:value-type="string" calcext:value-type="string">
            <text:p>BLOCK_WIDTH</text:p>
          </table:table-cell>
          <table:table-cell office:value-type="string" calcext:value-type="string">
            <text:p>ValuesPerThrea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Energy (mJ)</text:p>
          </table:table-cell>
          <table:table-cell office:value-type="string" calcext:value-type="string">
            <text:p>BW (GB/s)</text:p>
          </table:table-cell>
          <table:table-cell office:value-type="string" calcext:value-type="string">
            <text:p>#Transferred elements</text:p>
          </table:table-cell>
          <table:table-cell office:value-type="string" calcext:value-type="string">
            <text:p>Energy per transfer(mJ)</text:p>
          </table:table-cell>
          <table:table-cell office:value-type="string" calcext:value-type="string">
            <text:p>static energy (mJ)</text:p>
          </table:table-cell>
          <table:table-cell office:value-type="string" calcext:value-type="string">
            <text:p>dynamic energy (mJ)</text:p>
          </table:table-cell>
          <table:table-cell/>
          <table:table-cell office:value-type="string" calcext:value-type="string">
            <text:p>computed BW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1024" calcext:value-type="float">
            <text:p>1024</text:p>
          </table:table-cell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  <table:table-cell office:value-type="float" office:value="2226.760289" calcext:value-type="float">
            <text:p>2226.760289</text:p>
          </table:table-cell>
          <table:table-cell office:value-type="float" office:value="196961.397185371" calcext:value-type="float">
            <text:p>196961.397185371</text:p>
          </table:table-cell>
          <table:table-cell office:value-type="float" office:value="114.475198" calcext:value-type="float">
            <text:p>114.475198</text:p>
          </table:table-cell>
          <table:table-cell table:formula="of:=[.B2]*[.C2]*[.D2]*[.E2]*2" office:value-type="float" office:value="63727206400" calcext:value-type="float">
            <text:p>63727206400</text:p>
          </table:table-cell>
          <table:table-cell table:formula="of:=[.L2]/[.I2]" office:value-type="float" office:value="0.00000141347641614761" calcext:value-type="float">
            <text:p>1.41347641614761E-006</text:p>
          </table:table-cell>
          <table:table-cell table:formula="of:=48*[.F2]" office:value-type="float" office:value="106884.493872" calcext:value-type="float">
            <text:p>106884.493872</text:p>
          </table:table-cell>
          <table:table-cell table:formula="of:=[.G2]-[.K2]" office:value-type="float" office:value="90076.9033133707" calcext:value-type="float">
            <text:p>90076.9033133707</text:p>
          </table:table-cell>
          <table:table-cell table:formula="of:=[.I2]*4*1000/[.F2]" office:value-type="float" office:value="114475198277.618" calcext:value-type="float">
            <text:p>114475198277.618</text:p>
          </table:table-cell>
          <table:table-cell table:formula="of:=[.M2]/(1024*1024*1024)" office:value-type="float" office:value="106.613336389528" calcext:value-type="float">
            <text:p>106.6133363895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1024" calcext:value-type="float">
            <text:p>1024</text:p>
          </table:table-cell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  <table:table-cell office:value-type="float" office:value="2227.946755" calcext:value-type="float">
            <text:p>2227.946755</text:p>
          </table:table-cell>
          <table:table-cell office:value-type="float" office:value="196890.56718772" calcext:value-type="float">
            <text:p>196890.56718772</text:p>
          </table:table-cell>
          <table:table-cell office:value-type="float" office:value="114.414236" calcext:value-type="float">
            <text:p>114.414236</text:p>
          </table:table-cell>
          <table:table-cell table:formula="of:=[.B3]*[.C3]*[.D3]*[.E3]*2" office:value-type="float" office:value="63727206400" calcext:value-type="float">
            <text:p>63727206400</text:p>
          </table:table-cell>
          <table:table-cell table:formula="of:=[.L3]/[.I3]" office:value-type="float" office:value="0.00000141147130133292" calcext:value-type="float">
            <text:p>1.41147130133292E-006</text:p>
          </table:table-cell>
          <table:table-cell table:formula="of:=48*[.F3]" office:value-type="float" office:value="106941.44424" calcext:value-type="float">
            <text:p>106941.44424</text:p>
          </table:table-cell>
          <table:table-cell table:formula="of:=[.G3]-[.K3]" office:value-type="float" office:value="89949.1229477197" calcext:value-type="float">
            <text:p>89949.1229477197</text:p>
          </table:table-cell>
          <table:table-cell table:formula="of:=[.I3]*4*1000/[.F3]" office:value-type="float" office:value="114414235900.355" calcext:value-type="float">
            <text:p>114414235900.355</text:p>
          </table:table-cell>
          <table:table-cell table:formula="of:=[.M3]/(1024*1024*1024)" office:value-type="float" office:value="106.556560751381" calcext:value-type="float">
            <text:p>106.5565607514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1024" calcext:value-type="float">
            <text:p>1024</text:p>
          </table:table-cell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  <table:table-cell office:value-type="float" office:value="2226.992789" calcext:value-type="float">
            <text:p>2226.992789</text:p>
          </table:table-cell>
          <table:table-cell office:value-type="float" office:value="197213.246609777" calcext:value-type="float">
            <text:p>197213.246609777</text:p>
          </table:table-cell>
          <table:table-cell office:value-type="float" office:value="114.463247" calcext:value-type="float">
            <text:p>114.463247</text:p>
          </table:table-cell>
          <table:table-cell table:formula="of:=[.B4]*[.C4]*[.D4]*[.E4]*2" office:value-type="float" office:value="63727206400" calcext:value-type="float">
            <text:p>63727206400</text:p>
          </table:table-cell>
          <table:table-cell table:formula="of:=[.L4]/[.I4]" office:value-type="float" office:value="0.00000141725328693801" calcext:value-type="float">
            <text:p>1.41725328693801E-006</text:p>
          </table:table-cell>
          <table:table-cell table:formula="of:=48*[.F4]" office:value-type="float" office:value="106895.653872" calcext:value-type="float">
            <text:p>106895.653872</text:p>
          </table:table-cell>
          <table:table-cell table:formula="of:=[.G4]-[.K4]" office:value-type="float" office:value="90317.5927377771" calcext:value-type="float">
            <text:p>90317.5927377771</text:p>
          </table:table-cell>
          <table:table-cell table:formula="of:=[.I4]*4*1000/[.F4]" office:value-type="float" office:value="114463246966.535" calcext:value-type="float">
            <text:p>114463246966.535</text:p>
          </table:table-cell>
          <table:table-cell table:formula="of:=[.M4]/(1024*1024*1024)" office:value-type="float" office:value="106.602205863721" calcext:value-type="float">
            <text:p>106.6022058637</text:p>
          </table:table-cell>
        </table:table-row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9"/>
          <table:table-cell table:formula="of:=AVERAGE([.J2:.J4])" office:value-type="float" office:value="0.00000141406700147285" calcext:value-type="float">
            <text:p>1.41406700147285E-006</text:p>
          </table:table-cell>
          <table:table-cell office:value-type="string" calcext:value-type="string">
            <text:p>mJ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nergyG-S</text:p>
          </table:table-cell>
          <table:table-cell table:formula="of:=[.J7]/1000" office:value-type="float" office:value="0.00000000141406700147285" calcext:value-type="float">
            <text:p>1.41406700147285E-009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asinghe</meta:initial-creator>
    <meta:creation-date>2014-07-21T11:31:44.575517477</meta:creation-date>
    <dc:date>2014-07-21T13:32:58.396798991</dc:date>
    <dc:creator>Ranasinghe</dc:creator>
    <meta:editing-duration>PT1H52M58S</meta:editing-duration>
    <meta:editing-cycles>4</meta:editing-cycles>
    <meta:generator>LibreOffice/4.1.6.2$Linux_X86_64 LibreOffice_project/410$Build-2</meta:generator>
    <meta:document-statistic meta:table-count="1" meta:cell-count="56" meta:object-count="0"/>
  </office:meta>
</office:document-meta>
</file>